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zxx" fo:country="none" officeooo:rsid="00143bb6" officeooo:paragraph-rsid="00143bb6" style:language-asian="zxx" style:country-asian="none" style:language-complex="zxx" style:country-complex="none"/>
    </style:style>
    <style:style style:name="P2" style:family="paragraph" style:parent-style-name="Standard">
      <style:text-properties style:font-name="Arial1" fo:language="zxx" fo:country="none" officeooo:rsid="00151050" officeooo:paragraph-rsid="00151050" style:language-asian="zxx" style:country-asian="none" style:language-complex="zxx" style:country-complex="none"/>
    </style:style>
    <style:style style:name="P3" style:family="paragraph" style:parent-style-name="Standard">
      <style:text-properties style:font-name="Arial1" fo:language="zxx" fo:country="none" officeooo:rsid="0016ac95" officeooo:paragraph-rsid="0016ac95" style:language-asian="zxx" style:country-asian="none" style:language-complex="zxx" style:country-complex="none"/>
    </style:style>
    <style:style style:name="P4" style:family="paragraph" style:parent-style-name="Standard">
      <style:text-properties style:font-name="Arial1" fo:language="zxx" fo:country="none" officeooo:rsid="0017232e" officeooo:paragraph-rsid="0017232e" style:language-asian="zxx" style:country-asian="none" style:language-complex="zxx" style:country-complex="none"/>
    </style:style>
    <style:style style:name="P5" style:family="paragraph" style:parent-style-name="Standard">
      <style:text-properties style:font-name="Arial1" fo:language="zxx" fo:country="none" officeooo:rsid="0017a38c" officeooo:paragraph-rsid="0017a38c" style:language-asian="zxx" style:country-asian="none" style:language-complex="zxx" style:country-complex="none"/>
    </style:style>
    <style:style style:name="P6" style:family="paragraph" style:parent-style-name="Standard">
      <style:text-properties style:font-name="Arial1" fo:language="zxx" fo:country="none" officeooo:rsid="0017d5d0" officeooo:paragraph-rsid="0017d5d0" style:language-asian="zxx" style:country-asian="none" style:language-complex="zxx" style:country-complex="none"/>
    </style:style>
    <style:style style:name="P7" style:family="paragraph" style:parent-style-name="Standard">
      <style:text-properties style:font-name="Arial1" fo:language="zxx" fo:country="none" officeooo:rsid="001863f7" officeooo:paragraph-rsid="001863f7" style:language-asian="zxx" style:country-asian="none" style:language-complex="zxx" style:country-complex="none"/>
    </style:style>
    <style:style style:name="P8" style:family="paragraph" style:parent-style-name="Standard">
      <style:text-properties style:font-name="Arial1" fo:language="zxx" fo:country="none" officeooo:rsid="001d2312" officeooo:paragraph-rsid="001d2312" style:language-asian="zxx" style:country-asian="none" style:language-complex="zxx" style:country-complex="none"/>
    </style:style>
    <style:style style:name="P9" style:family="paragraph" style:parent-style-name="Standard">
      <style:text-properties style:font-name="Arial1" fo:language="zxx" fo:country="none" officeooo:rsid="001eedf1" officeooo:paragraph-rsid="001eedf1" style:language-asian="zxx" style:country-asian="none" style:language-complex="zxx" style:country-complex="none"/>
    </style:style>
    <style:style style:name="P10" style:family="paragraph" style:parent-style-name="Standard">
      <style:text-properties style:font-name="Arial1" fo:language="zxx" fo:country="none" officeooo:rsid="0016474c" officeooo:paragraph-rsid="0016474c" style:language-asian="zxx" style:country-asian="none" style:language-complex="zxx" style:country-complex="none"/>
    </style:style>
    <style:style style:name="P11" style:family="paragraph" style:parent-style-name="Standard">
      <style:text-properties style:font-name="Arial1" fo:language="zxx" fo:country="none" officeooo:rsid="001bda85" officeooo:paragraph-rsid="001eedf1" style:language-asian="zxx" style:country-asian="none" style:language-complex="zxx" style:country-complex="none"/>
    </style:style>
    <style:style style:name="P12" style:family="paragraph" style:parent-style-name="Standard">
      <style:text-properties style:font-name="Arial1" fo:language="zxx" fo:country="none" officeooo:rsid="00214e6d" officeooo:paragraph-rsid="00214e6d" style:language-asian="zxx" style:country-asian="none" style:language-complex="zxx" style:country-complex="none"/>
    </style:style>
    <style:style style:name="P13" style:family="paragraph" style:parent-style-name="Standard">
      <style:text-properties style:font-name="Arial1" fo:language="zxx" fo:country="none" officeooo:rsid="0025e476" officeooo:paragraph-rsid="0025e476" style:language-asian="zxx" style:country-asian="none" style:language-complex="zxx" style:country-complex="none"/>
    </style:style>
    <style:style style:name="P14" style:family="paragraph" style:parent-style-name="Standard">
      <style:text-properties style:font-name="Arial1" fo:language="zxx" fo:country="none" officeooo:rsid="0025e476" officeooo:paragraph-rsid="002757f8" style:language-asian="zxx" style:country-asian="none" style:language-complex="zxx" style:country-complex="none"/>
    </style:style>
    <style:style style:name="P15" style:family="paragraph" style:parent-style-name="Standard">
      <style:text-properties style:font-name="Arial1" fo:language="zxx" fo:country="none" officeooo:rsid="0028b55e" officeooo:paragraph-rsid="0028b55e" style:language-asian="zxx" style:country-asian="none" style:language-complex="zxx" style:country-complex="none"/>
    </style:style>
    <style:style style:name="P16" style:family="paragraph" style:parent-style-name="Standard">
      <style:text-properties style:font-name="Arial1" fo:language="zxx" fo:country="none" officeooo:rsid="00290abb" officeooo:paragraph-rsid="00290abb" style:language-asian="zxx" style:country-asian="none" style:language-complex="zxx" style:country-complex="none"/>
    </style:style>
    <style:style style:name="P17" style:family="paragraph" style:parent-style-name="Standard">
      <style:text-properties style:font-name="Arial1" fo:language="zxx" fo:country="none" officeooo:rsid="002a0961" officeooo:paragraph-rsid="002a0961" style:language-asian="zxx" style:country-asian="none" style:language-complex="zxx" style:country-complex="none"/>
    </style:style>
    <style:style style:name="P18" style:family="paragraph" style:parent-style-name="Standard">
      <style:text-properties style:font-name="Arial1" fo:language="zxx" fo:country="none" officeooo:rsid="002ab9cd" officeooo:paragraph-rsid="002ab9cd" style:language-asian="zxx" style:country-asian="none" style:language-complex="zxx" style:country-complex="none"/>
    </style:style>
    <style:style style:name="P19" style:family="paragraph" style:parent-style-name="Standard">
      <style:text-properties style:font-name="Arial1" fo:language="zxx" fo:country="none" officeooo:rsid="002c38b2" officeooo:paragraph-rsid="002c38b2" style:language-asian="zxx" style:country-asian="none" style:language-complex="zxx" style:country-complex="none"/>
    </style:style>
    <style:style style:name="P20" style:family="paragraph" style:parent-style-name="Standard">
      <style:text-properties style:font-name="Arial1" fo:language="zxx" fo:country="none" officeooo:rsid="002dd20e" officeooo:paragraph-rsid="002dd20e" style:language-asian="zxx" style:country-asian="none" style:language-complex="zxx" style:country-complex="none"/>
    </style:style>
    <style:style style:name="P21" style:family="paragraph" style:parent-style-name="Standard">
      <style:text-properties style:font-name="Arial1" fo:language="zxx" fo:country="none" officeooo:rsid="002eea3a" officeooo:paragraph-rsid="002eea3a" style:language-asian="zxx" style:country-asian="none" style:language-complex="zxx" style:country-complex="none"/>
    </style:style>
    <style:style style:name="P22" style:family="paragraph" style:parent-style-name="Standard">
      <style:text-properties style:font-name="Arial1" fo:language="zxx" fo:country="none" officeooo:rsid="00306a37" officeooo:paragraph-rsid="00306a37" style:language-asian="zxx" style:country-asian="none" style:language-complex="zxx" style:country-complex="none"/>
    </style:style>
    <style:style style:name="P23" style:family="paragraph" style:parent-style-name="Standard">
      <style:text-properties style:font-name="Arial1" fo:language="zxx" fo:country="none" officeooo:rsid="00313c73" officeooo:paragraph-rsid="00313c73" style:language-asian="zxx" style:country-asian="none" style:language-complex="zxx" style:country-complex="none"/>
    </style:style>
    <style:style style:name="P24" style:family="paragraph" style:parent-style-name="Standard">
      <style:text-properties style:font-name="Arial1" fo:language="zxx" fo:country="none" officeooo:rsid="00373b02" officeooo:paragraph-rsid="00373b02" style:language-asian="zxx" style:country-asian="none" style:language-complex="zxx" style:country-complex="none"/>
    </style:style>
    <style:style style:name="P25" style:family="paragraph" style:parent-style-name="Standard">
      <style:text-properties style:font-name="Arial1" fo:language="zxx" fo:country="none" officeooo:rsid="0037db50" officeooo:paragraph-rsid="0037db50" style:language-asian="zxx" style:country-asian="none" style:language-complex="zxx" style:country-complex="none"/>
    </style:style>
    <style:style style:name="P26" style:family="paragraph" style:parent-style-name="Standard">
      <style:text-properties style:font-name="Arial1" fo:language="zxx" fo:country="none" officeooo:rsid="00411e94" officeooo:paragraph-rsid="00411e94" style:language-asian="zxx" style:country-asian="none" style:language-complex="zxx" style:country-complex="none"/>
    </style:style>
    <style:style style:name="P27" style:family="paragraph" style:parent-style-name="Standard">
      <style:text-properties style:font-name="Arial1" fo:language="zxx" fo:country="none" officeooo:rsid="0041d247" officeooo:paragraph-rsid="0041d247" style:language-asian="zxx" style:country-asian="none" style:language-complex="zxx" style:country-complex="none"/>
    </style:style>
    <style:style style:name="P28" style:family="paragraph" style:parent-style-name="Standard">
      <style:text-properties style:font-name="Arial1" fo:language="zxx" fo:country="none" officeooo:rsid="0041fc02" officeooo:paragraph-rsid="0041fc02" style:language-asian="zxx" style:country-asian="none" style:language-complex="zxx" style:country-complex="none"/>
    </style:style>
    <style:style style:name="P29" style:family="paragraph" style:parent-style-name="Standard">
      <style:text-properties style:font-name="Arial1" fo:language="zxx" fo:country="none" officeooo:rsid="0043d8b7" officeooo:paragraph-rsid="0043d8b7" style:language-asian="zxx" style:country-asian="none" style:language-complex="zxx" style:country-complex="none"/>
    </style:style>
    <style:style style:name="P30" style:family="paragraph" style:parent-style-name="Standard">
      <style:text-properties style:font-name="Arial1" fo:font-size="12pt" fo:language="zxx" fo:country="none" officeooo:rsid="00151050" officeooo:paragraph-rsid="00151050" style:font-size-asian="12pt" style:language-asian="zxx" style:country-asian="none" style:font-size-complex="12pt" style:language-complex="zxx" style:country-complex="none"/>
    </style:style>
    <style:style style:name="P31" style:family="paragraph" style:parent-style-name="Standard">
      <style:text-properties style:font-name="Arial1" fo:font-size="11pt" fo:language="zxx" fo:country="none" officeooo:rsid="0037db50" officeooo:paragraph-rsid="0037db50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style:font-name="Arial1" fo:font-size="11pt" fo:language="zxx" fo:country="none" officeooo:rsid="00411e94" officeooo:paragraph-rsid="00411e94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style:font-name="Arial1" fo:font-size="11pt" fo:language="zxx" fo:country="none" officeooo:rsid="0045522f" officeooo:paragraph-rsid="0045522f" style:font-size-asian="11pt" style:language-asian="zxx" style:country-asian="none" style:font-size-complex="11pt" style:language-complex="zxx" style:country-complex="none"/>
    </style:style>
    <style:style style:name="P34" style:family="paragraph" style:parent-style-name="Standard">
      <style:text-properties officeooo:paragraph-rsid="0037db50"/>
    </style:style>
    <style:style style:name="P35" style:family="paragraph" style:parent-style-name="Standard">
      <style:text-properties style:use-window-font-color="true" loext:opacity="0%" style:font-name="Arial1" fo:font-size="11pt" fo:language="zxx" fo:country="none" officeooo:rsid="0037db50" officeooo:paragraph-rsid="0037db50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1eedf1"/>
    </style:style>
    <style:style style:name="T3" style:family="text">
      <style:text-properties style:use-window-font-color="true" loext:opacity="0%" officeooo:rsid="00388007"/>
    </style:style>
    <style:style style:name="T4" style:family="text">
      <style:text-properties style:use-window-font-color="true" loext:opacity="0%" officeooo:rsid="0046c729"/>
    </style:style>
    <style:style style:name="T5" style:family="text">
      <style:text-properties officeooo:rsid="0017d5d0"/>
    </style:style>
    <style:style style:name="T6" style:family="text">
      <style:text-properties officeooo:rsid="001a29b1"/>
    </style:style>
    <style:style style:name="T7" style:family="text">
      <style:text-properties officeooo:rsid="001d2312"/>
    </style:style>
    <style:style style:name="T8" style:family="text">
      <style:text-properties officeooo:rsid="001eedf1"/>
    </style:style>
    <style:style style:name="T9" style:family="text">
      <style:text-properties officeooo:rsid="0024d7a7"/>
    </style:style>
    <style:style style:name="T10" style:family="text">
      <style:text-properties officeooo:rsid="002757f8"/>
    </style:style>
    <style:style style:name="T11" style:family="text">
      <style:text-properties officeooo:rsid="002dd20e"/>
    </style:style>
    <style:style style:name="T12" style:family="text">
      <style:text-properties officeooo:rsid="0032ab9d"/>
    </style:style>
    <style:style style:name="T13" style:family="text">
      <style:text-properties officeooo:rsid="00388007"/>
    </style:style>
    <style:style style:name="T14" style:family="text">
      <style:text-properties fo:color="#ffffff" loext:opacity="100%" style:font-name="Arial1" fo:language="zxx" fo:country="none" officeooo:rsid="0037db50" style:language-asian="zxx" style:country-asian="none" style:language-complex="zxx" style:country-complex="none"/>
    </style:style>
    <style:style style:name="T15" style:family="text">
      <style:text-properties style:font-name="Arial1" fo:language="zxx" fo:country="none" officeooo:rsid="0037db50" style:language-asian="zxx" style:country-asian="none" style:language-complex="zxx" style:country-complex="none"/>
    </style:style>
    <style:style style:name="T16" style:family="text">
      <style:text-properties style:font-name="Arial1" fo:language="zxx" fo:country="none" officeooo:rsid="003cfd10" style:language-asian="zxx" style:country-asian="none" style:language-complex="zxx" style:country-complex="none"/>
    </style:style>
    <style:style style:name="T17" style:family="text">
      <style:text-properties officeooo:rsid="00411e94"/>
    </style:style>
    <style:style style:name="T18" style:family="text">
      <style:text-properties officeooo:rsid="0041d247"/>
    </style:style>
    <style:style style:name="T19" style:family="text">
      <style:text-properties officeooo:rsid="0041fc02"/>
    </style:style>
    <style:style style:name="T20" style:family="text">
      <style:text-properties officeooo:rsid="0043d8b7"/>
    </style:style>
    <style:style style:name="T21" style:family="text">
      <style:text-properties officeooo:rsid="0046c7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sitory == progetto gestito con git</text:p>
      <text:p text:style-name="P1"/>
      <text:p text:style-name="P1">commit == memorizza stato del progetto per come è adesso</text:p>
      <text:p text:style-name="P1"/>
      <text:p text:style-name="P1">LF ritorno a capo per linus e CR LF per windows</text:p>
      <text:p text:style-name="P1"/>
      <text:p text:style-name="P8">Comandi:</text:p>
      <text:p text:style-name="P8">cd: change directory</text:p>
      <text:p text:style-name="P11">cd .. per <text:span text:style-name="T8">uscire in cartella esterna</text:span></text:p>
      <text:p text:style-name="P2">mkdir: <text:span text:style-name="T7">creazione</text:span> directory</text:p>
      <text:p text:style-name="P2"/>
      <text:p text:style-name="P2">git init: <text:span text:style-name="T7">inizializzazione git</text:span></text:p>
      <text:p text:style-name="P2"/>
      <text:p text:style-name="P30"><text:a xlink:type="simple" xlink:href="../../../../cartella_usata_git" text:style-name="Internet_20_link" text:visited-style-name="Visited_20_Internet_20_Link"><text:span text:style-name="T1">C:/</text:span><text:span text:style-name="T2">cartella_usata_git</text:span></text:a><text:span text:style-name="T2">/.git <text:s/>(cartella dove viene tenuti file funzionamento git)</text:span></text:p>
      <text:p text:style-name="P2"/>
      <text:p text:style-name="P2">git status: <text:span text:style-name="T8">status progetti</text:span></text:p>
      <text:p text:style-name="P2"/>
      <text:p text:style-name="P2">touch "<text:span text:style-name="T8">file</text:span>".txt : crea file vuoto</text:p>
      <text:p text:style-name="P2"/>
      <text:p text:style-name="P2">git add "file": <text:span text:style-name="T8">File verrà tracciato</text:span> e lo metterà nel prossimo commit</text:p>
      <text:p text:style-name="P2"/>
      <text:p text:style-name="P2">commit identificato con hash <text:span text:style-name="T8">(codice)</text:span> si mette il messaggio con cui si associano i file</text:p>
      <text:p text:style-name="P9">git commit -"messaggio!"</text:p>
      <text:p text:style-name="P2"/>
      <text:p text:style-name="P2">dopo il commit <text:span text:style-name="T8">git</text:span> <text:span text:style-name="T8">ri</text:span>porta il file commitato a unmodified, perché ha un nuovo standard</text:p>
      <text:p text:style-name="P2"/>
      <text:p text:style-name="P10">I commit dovrebbero essere piccoli, frequenti e <text:span text:style-name="T8">devono</text:span> camb<text:span text:style-name="T8">iare</text:span> una sola cosa alla volta<text:line-break/></text:p>
      <text:p text:style-name="P11">git add . E commit . Per addare o committare tutto</text:p>
      <text:p text:style-name="P11"/>
      <text:p text:style-name="P3">il primo messaggio deve essere corto, poi nelle righe sotto si va di spiegazione</text:p>
      <text:p text:style-name="P3"/>
      <text:p text:style-name="P4">git rm "trashfile".txt si rimuove un messaggio</text:p>
      <text:p text:style-name="P4"/>
      <text:p text:style-name="P4">git restore scarta i cambiamenti di un file non commitato</text:p>
      <text:p text:style-name="P4"/>
      <text:p text:style-name="P4">mettere in un file di testo chiamato gitignore tutti i file che non vogliamo condividere (log,cache,precompilati…)</text:p>
      <text:p text:style-name="P4"/>
      <text:p text:style-name="P4">git log per vedere la storia di tutto il progetto, dal più recente in alto</text:p>
      <text:p text:style-name="P4"/>
      <text:p text:style-name="P5">gi<text:span text:style-name="T9">t</text:span> log –on<text:span text:style-name="T5">e</text:span>line per avere un log più compatto</text:p>
      <text:p text:style-name="P5"/>
      <text:p text:style-name="P6">poi c’è quello della slide da copiare-incollare</text:p>
      <text:p text:style-name="P6"/>
      <text:p text:style-name="P7">git diff <text:s/><text:span text:style-name="T6">cod1..cod2</text:span> <text:tab/>per vedere differenza fra il file committed e quello modificato</text:p>
      <text:p text:style-name="P7"/>
      <text:p text:style-name="P12">17/02/23</text:p>
      <text:p text:style-name="P12"/>
      <text:p text:style-name="P12">il restore porta alla versione precedente del commit,</text:p>
      <text:p text:style-name="P12">posso committare file cambiato anche senza rimetterlo in add</text:p>
      <text:p text:style-name="P7"/>
      <text:p text:style-name="P13"><text:soft-page-break/>20/02/23</text:p>
      <text:p text:style-name="P13"/>
      <text:p text:style-name="P13">uscire da vim</text:p>
      <text:p text:style-name="P14">esc <text:span text:style-name="T10">(esci da azione)</text:span></text:p>
      <text:p text:style-name="P14">: <text:span text:style-name="T10">(inizi a puntare una cosa)</text:span></text:p>
      <text:p text:style-name="P14">q <text:span text:style-name="T10">(quit)</text:span></text:p>
      <text:p text:style-name="P14">! <text:span text:style-name="T10">(forza la procedura)</text:span></text:p>
      <text:p text:style-name="P14">invio <text:span text:style-name="T10">(daje roma)</text:span></text:p>
      <text:p text:style-name="P14"/>
      <text:p text:style-name="P15">Tra diff e log, si legge sempre da alto in basso (da nuovo a vecchio)</text:p>
      <text:p text:style-name="P15"/>
      <text:p text:style-name="P15">quindi per la diff vai da vecchio a nuovo</text:p>
      <text:p text:style-name="P15"/>
      <text:p text:style-name="P15">git diff –staged fa vedere ciò che è aggiunto in add</text:p>
      <text:p text:style-name="P15"/>
      <text:p text:style-name="P15">git commit sbagliato?git revert ID di alltro commit</text:p>
      <text:p text:style-name="P15"/>
      <text:p text:style-name="P16">git reset codice-hash e porti il programma a quello stato (puntina grammofono)</text:p>
      <text:p text:style-name="P16"/>
      <text:p text:style-name="P17">con l'opzione -- hard tutti i dati rispecchiano lo stato</text:p>
      <text:p text:style-name="P17"/>
      <text:p text:style-name="P17">aiuto mi si è incasinato tutto. Usa il reflog per vedere la head dove sta e la sua storia</text:p>
      <text:p text:style-name="P17"/>
      <text:p text:style-name="P18">Si usa un branch per isolare il proprio lavoro dal master che è suolo comune per team</text:p>
      <text:p text:style-name="P18"/>
      <text:p text:style-name="P18">git branch my-feature</text:p>
      <text:p text:style-name="P18"/>
      <text:p text:style-name="P18">$ git switch -c my-feature (crea e vai su my-feature)</text:p>
      <text:p text:style-name="P18">Switched to a new branch 'my-feature'</text:p>
      <text:p text:style-name="P18"/>
      <text:p text:style-name="P19">fai della roba lì, torna su master e fai</text:p>
      <text:p text:style-name="P21">git</text:p>
      <text:p text:style-name="P19">git merge my-featur<text:span text:style-name="T11">e</text:span></text:p>
      <text:p text:style-name="P19"/>
      <text:p text:style-name="P20">se guardi su log adesso vedi che i log sono uniti</text:p>
      <text:p text:style-name="P20"/>
      <text:p text:style-name="P21">attento a non far venire una crisi di nervi a git con la gestione conflitti</text:p>
      <text:p text:style-name="P21"/>
      <text:p text:style-name="P22">non si usa il branch principale</text:p>
      <text:p text:style-name="P22"/>
      <text:p text:style-name="P23">quando c'è conflitto ci sono delle linee tipo &lt;&lt;&lt;&lt;&lt;&lt;&lt;&lt;&lt; e =============</text:p>
      <text:p text:style-name="P23">aggiusti il conflitto e rifai git. <text:span text:style-name="T12">Ricorda che c'è sempre git Status che ti guida</text:span></text:p>
      <text:p text:style-name="P23"/>
      <text:p text:style-name="P24">21/02/2023</text:p>
      <text:p text:style-name="P23"/>
      <text:p text:style-name="P24">git remote add &lt;indirizzo progetto&gt;</text:p>
      <text:p text:style-name="P24"/>
      <text:p text:style-name="P25">git fetch. Aggiorna stato remote (chiede se qualcuno ha fatto qualcosa)</text:p>
      <text:p text:style-name="P25">git pull: Prendi la versione nuova</text:p>
      <text:p text:style-name="P25">git push: uploada il file</text:p>
      <text:p text:style-name="P25"/>
      <text:p text:style-name="P25">è buona pratica isolare ogni progetto python e lasciargli le sue libreri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5T14:07:26.235000000</meta:creation-date>
    <dc:date>2023-03-05T09:52:26.607000000</dc:date>
    <meta:editing-duration>PT13H44M59S</meta:editing-duration>
    <meta:editing-cycles>4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60" meta:word-count="496" meta:character-count="2842" meta:non-whitespace-character-count="2402"/>
  </office:meta>
</office:document-meta>
</file>